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ChangeEvent.getEven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ChangeEvent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ChangeEvent.addAttributes( List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ChangeEvent.AddChangeEvent( int id , String affectedEntryName , String changeEventPrincipal , Date changeEventTime , List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ChangeEvent.AddChangeEvent( int id , String affectedEntryName , String changeEventPrincipal , Date changeEven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